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23ff23"/>
    </style:style>
    <style:style style:name="T4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3ff23" fo:font-weight="bold" style:font-weight-asian="bold" style:font-weight-complex="bold"/>
    </style:style>
    <style:style style:name="T6" style:family="text">
      <style:text-properties fo:color="#ffff00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23ff2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016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menus, window events</presentation:footer-decl>
      <presentation:footer-decl presentation:name="ftr2">CMPTxxxx</presentation:footer-decl>
      <presentation:footer-decl presentation:name="ftr3">CMPT166: Swing graphics</presentation:footer-decl>
      <presentation:date-time-decl presentation:name="dtd1" presentation:source="fixed">17 Feb 2010</presentation:date-time-decl>
      <presentation:date-time-decl presentation:name="dtd2" presentation:source="current-date" style:data-style-name="D3"/>
      <presentation:date-time-decl presentation:name="dtd3" presentation:source="fixed">13 Feb 2008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wing: Menus, Scrollbars, <text:line-break/><text:tab/>Window Events, Draw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7 Feb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us: JMenuBar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 <text:span text:style-name="T1">JMenuBar</text:span> is a top-level <text:span text:style-name="T1">container</text:span> for menus:</text:p>
                <text:list>
                  <text:list-item>
                    <text:p><text:span text:style-name="T2">JMenuBar bar = new JMenuBar();</text:span></text:p>
                  </text:list-item>
                </text:list>
              </text:list-item>
              <text:list-item>
                <text:p>You can either <text:span text:style-name="T3">add()</text:span> it to the window and<text:line-break/>use the panel's regular <text:span text:style-name="T1">layout</text:span> manager:</text:p>
                <text:list>
                  <text:list-item>
                    <text:p><text:span text:style-name="T2">add( bar );</text:span><text:span text:style-name="T2"><text:tab/></text:span><text:span text:style-name="T2"><text:tab/></text:span><text:span text:style-name="T4">// in constructor of window</text:span></text:p>
                  </text:list-item>
                </text:list>
              </text:list-item>
              <text:list-item>
                <text:p>Or use the <text:span text:style-name="T3">JFrame</text:span>'s <text:span text:style-name="T1">setJMenuBar()</text:span> method to lay it out at the <text:span text:style-name="T1">top</text:span> of the window:</text:p>
                <text:list>
                  <text:list-item>
                    <text:p><text:span text:style-name="T2">setJMenuBar( bar );</text:span></text:p>
                  </text:list-item>
                </text:list>
              </text:list-item>
              <text:list-item>
                <text:p>You may have <text:span text:style-name="T1">multiple</text:span> menubars per window</text:p>
              </text:list-item>
              <text:list-item>
                <text:p>Each menubar may contain <text:span text:style-name="T1">menus</text:span> and <text:span text:style-name="T1">item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nus: JMenu and JMenuItem</text:p>
          </draw:text-box>
        </draw:frame>
        <draw:frame presentation:style-name="pr5" draw:layer="layout" svg:width="25.199cm" svg:height="14.46cm" svg:x="1.4cm" svg:y="4.507cm" presentation:class="outline" presentation:user-transformed="true">
          <draw:text-box>
            <text:list text:style-name="L2">
              <text:list-item>
                <text:p>A <text:span text:style-name="T1">JMenu</text:span> represents one <text:span text:style-name="T1">menu</text:span> (e.g., “File”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JMenu fileMenu = new </text:span><text:span text:style-name="T6">JMenu</text:span><text:span text:style-name="T5">();</text:span></text:p>
                      </text:list-item>
                      <text:list-item>
                        <text:p><text:span text:style-name="T5">bar.</text:span><text:span text:style-name="T6">add</text:span><text:span text:style-name="T5">( fileMenu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ontains menu <text:span text:style-name="T7">items</text:span>: <text:span text:style-name="T1">JMenuItem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JMenuItem saveItem =</text:span><text:span text:style-name="T5"><text:line-break/></text:span><text:span text:style-name="T5">new </text:span><text:span text:style-name="T6">JMenuItem</text:span><text:span text:style-name="T5">( “Save” );</text:span></text:p>
                      </text:list-item>
                      <text:list-item>
                        <text:p><text:span text:style-name="T5">fileMenu.</text:span><text:span text:style-name="T6">add</text:span><text:span text:style-name="T5">( saveItem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ttach a <text:span text:style-name="T1">handler</text:span> to the menu item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saveItem.</text:span><text:span text:style-name="T6">addActionListener</text:span><text:span text:style-name="T5">( handler 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JMenu</text:span> is itself a subclass of <text:span text:style-name="T3">JMenuItem</text:span>: <text:line-break/>allows <text:span text:style-name="T1">nested submenu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croll bars</text:p>
          </draw:text-box>
        </draw:frame>
        <draw:frame presentation:style-name="pr8" draw:layer="layout" svg:width="25.199cm" svg:height="14.79cm" svg:x="1.4cm" svg:y="4.507cm" presentation:class="outline" presentation:user-transformed="true">
          <draw:text-box>
            <text:list text:style-name="L2">
              <text:list-item>
                <text:p text:style-name="P1">Widgets can be contained inside <text:span text:style-name="T1">scroll panes</text:span>: show only a <text:span text:style-name="T1">viewport</text:span> of the whole widget</text:p>
              </text:list-item>
              <text:list-item>
                <text:p text:style-name="P1">e.g., a <text:span text:style-name="T1">text area</text:span>:</text:p>
                <text:list>
                  <text:list-item>
                    <text:list>
                      <text:list-item>
                        <text:p text:style-name="P1"><text:span text:style-name="T3">JTextArea blogEntry = new JTextArea(10, 40)</text:span></text:p>
                        <text:list>
                          <text:list-item>
                            <text:p text:style-name="P1">Only shows <text:span text:style-name="T1">10</text:span> lines, <text:span text:style-name="T1">40</text:span> characters of text</text:p>
                          </text:list-item>
                        </text:list>
                      </text:list-item>
                      <text:list-item>
                        <text:p text:style-name="P1"><text:span text:style-name="T3">JScrollPane scrBlog = new JScrollPane(blogEntry);</text:span></text:p>
                        <text:list>
                          <text:list-item>
                            <text:p text:style-name="P1"><text:span text:style-name="T1">Wrap</text:span> in a scroll pane</text:p>
                          </text:list-item>
                        </text:list>
                      </text:list-item>
                      <text:list-item>
                        <text:p text:style-name="P1"><text:span text:style-name="T3">add( scrBlog );</text:span></text:p>
                        <text:list>
                          <text:list-item>
                            <text:p text:style-name="P1"><text:span text:style-name="T1">Add</text:span> to a panel or window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croll bar <text:span text:style-name="T1">policy</text:span>: whether to show a scrollbar</text:p>
                <text:list>
                  <text:list-item>
                    <text:list>
                      <text:list-item>
                        <text:p text:style-name="P1"><text:span text:style-name="T3">.setVerticalScrollBarPolicy( JScrollPane. VERTICAL_SCROLLBAR_AS_NEEDED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indow event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We have seen: <text:span text:style-name="T1">ActionEvent</text:span> (button, menu)</text:p>
                <text:list>
                  <text:list-item>
                    <text:p><text:span text:style-name="T7">also</text:span><text:span text:style-name="T1"> InputEvent </text:span>(KeyEvent, MouseEvent)</text:p>
                  </text:list-item>
                </text:list>
              </text:list-item>
              <text:list-item>
                <text:p text:style-name="P1"><text:span text:style-name="T7">A</text:span><text:span text:style-name="T1"> WindowEvent</text:span> is sent when the window interacts with the OS windowing system:</text:p>
                <text:list>
                  <text:list-item>
                    <text:p text:style-name="P1"><text:span text:style-name="T1">opening</text:span>, <text:span text:style-name="T1">closing</text:span>, <text:span text:style-name="T1">iconifying</text:span>, <text:span text:style-name="T1">activating</text:span></text:p>
                  </text:list-item>
                </text:list>
              </text:list-item>
              <text:list-item>
                <text:p text:style-name="P1">A JFrame can register a <text:span text:style-name="T1">window listener</text:span> to handle these events:</text:p>
                <text:list>
                  <text:list-item>
                    <text:list>
                      <text:list-item>
                        <text:p text:style-name="P1"><text:span text:style-name="T3">myJFrame.setWindowListener( winevents );</text:span></text:p>
                      </text:list-item>
                    </text:list>
                  </text:list-item>
                </text:list>
              </text:list-item>
              <text:list-item>
                <text:p text:style-name="P1">This handler must implement the <text:span text:style-name="T1">WindowListener</text:span> interfa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indow listene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7">Implementing</text:span><text:span text:style-name="T1"> WindowListener</text:span> means providing:</text:p>
                <text:list>
                  <text:list-item>
                    <text:list>
                      <text:list-item>
                        <text:p text:style-name="P1"><text:span text:style-name="T8">class WinEvents implements WindowListener {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9">public void windowOpened( WindowEvent e );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"><text:span text:style-name="T8">Also windowClosing, windowClosed, windowIconified, <text:s/>windowDeiconified, windowActivated, windowDeactivated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losing</text:span><text:span text:style-name="T7">: once the close button is clicked</text:span></text:p>
              </text:list-item>
              <text:list-item>
                <text:p text:style-name="P1"><text:span text:style-name="T1">Closed</text:span><text:span text:style-name="T7">: after the window is done</text:span></text:p>
              </text:list-item>
              <text:list-item>
                <text:p text:style-name="P1"><text:span text:style-name="T1">Activated</text:span><text:span text:style-name="T7">: usually when a window is clicked in</text:span></text:p>
                <text:list>
                  <text:list-item>
                    <text:p text:style-name="P1"><text:span text:style-name="T7">Only one window may be active at a tim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WindowAdapter class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mplementing the <text:span text:style-name="T1">WindowListener</text:span> interface means needing to implement <text:span text:style-name="T1">all</text:span> its methods, even if you don't need them</text:p>
              </text:list-item>
              <text:list-item>
                <text:p text:style-name="P1"><text:span text:style-name="T1">WindowAdapter</text:span> is an <text:span text:style-name="T1">abstract superclass</text:span> that implements WindowListener and provides <text:span text:style-name="T1">default</text:span> blank bodies for the methods</text:p>
              </text:list-item>
              <text:list-item>
                <text:p text:style-name="P1"><text:span text:style-name="T1">Subclass</text:span> WindowAdapter and <text:span text:style-name="T1">override</text:span> just the ones you need:</text:p>
                <text:list>
                  <text:list-item>
                    <text:list>
                      <text:list-item>
                        <text:p text:style-name="P1"><text:span text:style-name="T3">class WinEvents extends WindowAdapter {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10">public void windowClosed( WindowEvent e ) {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wing graphics: .paint()</text:p>
          </draw:text-box>
        </draw:frame>
        <draw:frame presentation:style-name="pr10" draw:text-style-name="P5" draw:layer="layout" svg:width="25.199cm" svg:height="14.3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JFrames</text:span> have a<text:span text:style-name="T3"> .paint()</text:span> method, which <text:span text:style-name="T1">draws</text:span> the window on the screen</text:p>
                <text:list>
                  <text:list-item>
                    <text:p text:style-name="P1">To do our own drawing, <text:span text:style-name="T1">override</text:span> <text:span text:style-name="T3">paint()</text:span></text:p>
                  </text:list-item>
                  <text:list-item>
                    <text:p text:style-name="P1">Make sure to call <text:span text:style-name="T3">super.paint()</text:span> <text:span text:style-name="T1">first</text:span> to draw the JFrame, then do our own drawing on top</text:p>
                  </text:list-item>
                </text:list>
              </text:list-item>
              <text:list-item>
                <text:p text:style-name="P1"><text:span text:style-name="T3">paint()</text:span> takes a <text:span text:style-name="T3">Graphics</text:span> context as its <text:span text:style-name="T1">argument</text:span></text:p>
                <text:list>
                  <text:list-item>
                    <text:p text:style-name="P1">Drawing routines are <text:span text:style-name="T1">methods</text:span> of <text:span text:style-name="T3">Graphics</text:span></text:p>
                  </text:list-item>
                </text:list>
              </text:list-item>
            </text:list>
            <text:p text:style-name="P6"><text:span text:style-name="T11">public class SmileyFace extends JFrame {</text:span></text:p>
            <text:p text:style-name="P7"><text:span text:style-name="T11">public void paint( Graphics g ) {</text:span></text:p>
            <text:p text:style-name="P8"><text:span text:style-name="T11">super.paint( g );</text:span></text:p>
            <text:p text:style-name="P8"><text:span text:style-name="T11">g.drawOval( .... )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aint() vs. paintComponent()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JFrames</text:span>: use <text:span text:style-name="T3">paint</text:span>() method</text:p>
              </text:list-item>
              <text:list-item>
                <text:p text:style-name="P1"><text:span text:style-name="T1">JPanels</text:span> and other <text:span text:style-name="T1">JComponents</text:span>: use <text:span text:style-name="T3">paintComponent</text:span>()</text:p>
              </text:list-item>
              <text:list-item>
                <text:p text:style-name="P1"><text:span text:style-name="T3">paint</text:span>() and <text:span text:style-name="T3">paintComponent</text:span>() are only called when a <text:span text:style-name="T1">redraw</text:span> is necessary</text:p>
                <text:list>
                  <text:list-item>
                    <text:p text:style-name="P1">e.g., <text:span text:style-name="T1">expose</text:span> after being covered</text:p>
                  </text:list-item>
                </text:list>
              </text:list-item>
              <text:list-item>
                <text:p text:style-name="P1">If you make a change and want to <text:span text:style-name="T1">request</text:span> a redraw, call</text:p>
                <text:list>
                  <text:list-item>
                    <text:p text:style-name="P1"><text:span text:style-name="T3">repaint</text:span>() (method of <text:span text:style-name="T3">JFrame</text:span> or <text:span text:style-name="T3">JComponents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Lines and rectangles</text:p>
          </draw:text-box>
        </draw:frame>
        <draw:frame presentation:style-name="pr10" draw:text-style-name="P9" draw:layer="layout" svg:width="25.199cm" svg:height="14.554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3">import java.awt.Graphics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g.drawLine</text:span><text:span text:style-name="T3">( int x1, int y1, int x2, int y2 );</text:span></text:p>
                <text:list>
                  <text:list-item>
                    <text:p text:style-name="P1">Coordinates in pixels from <text:span text:style-name="T1">top-left</text:span> of component</text:p>
                  </text:list-item>
                </text:list>
              </text:list-item>
              <text:list-item>
                <text:p text:style-name="P1"><text:span text:style-name="T1">drawRect</text:span><text:span text:style-name="T3">( x, y, w, h ), fillRect</text:span></text:p>
                <text:list>
                  <text:list-item>
                    <text:p text:style-name="P1">(x,y) is <text:span text:style-name="T1">top-left</text:span> corner of rectangle</text:p>
                  </text:list-item>
                </text:list>
              </text:list-item>
              <text:list-item>
                <text:p text:style-name="P1"><text:span text:style-name="T1">draw3DRect</text:span><text:span text:style-name="T3">( x, y, w, h, boolean raised )</text:span></text:p>
                <text:list>
                  <text:list-item>
                    <text:p text:style-name="P1">Border-shading so it looks <text:span text:style-name="T1">raised</text:span> or <text:span text:style-name="T1">sunken</text:span></text:p>
                  </text:list-item>
                </text:list>
              </text:list-item>
              <text:list-item>
                <text:p text:style-name="P1"><text:span text:style-name="T1">drawRoundRect</text:span><text:span text:style-name="T3">( x, y, w, h, arcW, arcH )</text:span></text:p>
                <text:list>
                  <text:list-item>
                    <text:p text:style-name="P1">Specify diameter of rounded <text:span text:style-name="T1">corners</text:span></text:p>
                  </text:list-item>
                </text:list>
              </text:list-item>
            </text:list>
          </draw:text-box>
        </draw:frame>
        <draw:custom-shape draw:style-name="gr2" draw:text-style-name="P10" draw:layer="layout" svg:width="6.094cm" svg:height="3.769cm" svg:x="21.166cm" svg:y="9.433cm">
          <text:p/>
          <draw:enhanced-geometry svg:viewBox="0 0 21600 21600" draw:path-stretchpoint-x="10800" draw:path-stretchpoint-y="10800" draw:text-areas="?f3 ?f4 ?f5 ?f6" draw:type="round-rectangle" draw:modifiers="8273.31564986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Ovals and arcs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g.</text:span><text:span text:style-name="T1">drawOval</text:span><text:span text:style-name="T3">( x, y, w, h ), </text:span><text:span text:style-name="T1">fillOval</text:span></text:p>
                <text:list>
                  <text:list-item>
                    <text:p text:style-name="P1"><text:span text:style-name="T1">Circles</text:span> are ovals with equal width and height</text:p>
                  </text:list-item>
                </text:list>
              </text:list-item>
              <text:list-item>
                <text:p text:style-name="P1"><text:span text:style-name="T1">drawArc</text:span><text:span text:style-name="T3">( x, y, w, h, angle, sweep ), </text:span><text:span text:style-name="T1">fillArc</text:span></text:p>
                <text:list>
                  <text:list-item>
                    <text:p text:style-name="P1">Specify <text:span text:style-name="T1">starting</text:span> angle (0 points to right)</text:p>
                  </text:list-item>
                  <text:list-item>
                    <text:p text:style-name="P1">Specify how <text:span text:style-name="T1">far</text:span> the arc should go (sweep)</text:p>
                  </text:list-item>
                  <text:list-item>
                    <text:p text:style-name="P1">Angle and sweep are both in <text:span text:style-name="T1">integer degre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lours (colors)</text:p>
          </draw:text-box>
        </draw:frame>
        <draw:frame presentation:style-name="pr10" draw:text-style-name="P9" draw:layer="layout" svg:width="25.199cm" svg:height="14.299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5">import java.awt.Color;</text:span></text:p>
                      </text:list-item>
                    </text:list>
                  </text:list-item>
                </text:list>
              </text:list-item>
              <text:list-item>
                <text:p text:style-name="P1">Set the current <text:span text:style-name="T1">drawing colour </text:span>before drawing the object:</text:p>
                <text:list>
                  <text:list-item>
                    <text:list>
                      <text:list-item>
                        <text:p text:style-name="P1"><text:span text:style-name="T5">g.setColor( Color.BLUE );</text:span></text:p>
                      </text:list-item>
                      <text:list-item>
                        <text:p text:style-name="P1"><text:span text:style-name="T5">g.drawArc( 50, 50, 100, 100, 200, 140 );</text:span></text:p>
                      </text:list-item>
                      <text:list-item>
                        <text:p text:style-name="P1"><text:span text:style-name="T5">g.setColor( Color(0.7, 0.9, 0.1) );</text:span></text:p>
                      </text:list-item>
                      <text:list-item>
                        <text:p text:style-name="P1"><text:span text:style-name="T5">g.drawOval( 80, 80, 40, 40 );</text:span></text:p>
                      </text:list-item>
                    </text:list>
                  </text:list-item>
                </text:list>
              </text:list-item>
              <text:list-item>
                <text:p text:style-name="P1">A few <text:span text:style-name="T1">named</text:span> colours, or use an <text:span text:style-name="T1">RGB</text:span> triple</text:p>
              </text:list-item>
              <text:list-item>
                <text:p text:style-name="P1"><text:span text:style-name="T3">JColorChooser</text:span>: <text:span text:style-name="T1">dialog</text:span> to select a Color</text:p>
                <text:list>
                  <text:list-item>
                    <text:list>
                      <text:list-item>
                        <text:p text:style-name="P1"><text:span text:style-name="T5">JColorChooser.showDialog(</text:span><text:span text:style-name="T5"><text:line-break/></text:span><text:span text:style-name="T5">this, “title”, defaultColor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Sean Ho</meta:initial-creator>
    <meta:creation-date>2008-02-04T14:24:38</meta:creation-date>
    <dc:creator>sean ho</dc:creator>
    <dc:date>2010-02-17T14:30:44</dc:date>
    <meta:editing-cycles>27</meta:editing-cycles>
    <meta:editing-duration>PT27H22M27S</meta:editing-duration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